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5pt" style:font-size-asian="25pt" style:font-size-complex="25pt"/>
    </style:style>
    <style:style style:name="P2" style:parent-style-name="Standard" style:family="paragraph">
      <style:paragraph-properties fo:text-align="center"/>
      <style:text-properties fo:font-size="25pt" style:font-size-asian="25pt" style:font-size-complex="25pt"/>
    </style:style>
  </office:automatic-styles>
  <office:body>
    <office:text text:use-soft-page-breaks="true">
      <text:p text:style-name="P1">Why does Google Load<text:s/>So<text:s/>Fast?</text:p>
      <text:p text:style-name="P2"/>
      <text:p text:style-name="Standard">Most of us use Google.com to check if we are connected to internet or not, because it opens the fastest among all the other websites. But why does that<text:s/>happen? We will see.</text:p>
      <text:p text:style-name="Standard"/>
      <text:p text:style-name="Standard">The Internet was made public for the world before more than 25 years. Since then, the technology has evolved at an exponential rate. Somewhere around the end of 90s, a super power of the Internet world was being designed in a small garage of the United States. Since then, the small company didn't look back and grew bigger and bigger, fulfilling all the expectations of the public. With such high popularity and control over the internet, Google took another huge step by combining the servers of the United States with itself and built the best servers in the world. These servers now govern the internet all over the world. All the data sent and received is regulated by these servers located in the no-fly zone area of California.</text:p>
      <text:p text:style-name="Standard">If you use<text:s/>internet, then you must have used Google at least once in your life. Once would be highly limiting the stats, because almost 70% of searches made on the Internet are made using the Google.com search service. And if you have used it, you might have noticed<text:s/>that no matter how fast or slow the internet connection is but, the pages of Google open faster than any other website. Many people wonder why this thing happens. Read on to find out why Google loads faster than any other website.</text:p>
      <text:p text:style-name="Standard"/>
      <text:p text:style-name="Standard">The internet service is<text:s/>not continuous as many wonder. It is discrete in form and the data is transferred in the form of small packets. To open, browse or stream anything on the internet, your computer needs to receive these packets, process the data in them and then convert it to usable form as we see it. Even though the data sent is discrete, the packets sent are discrete in nature as well. At first, one packet of data is sent. Then if more data is needed, 2 packets are sent. If even more data is needed, it send 4 packets of data. This goes on until the entire webpage is received in the form of data packets. This rule of sending and receiving 1,2,4,8... Packets holds true for all the websites but Google.</text:p>
      <text:p text:style-name="Standard"/>
      <text:p text:style-name="Standard"><text:s/>To load a Google webpage, the server doesn't send 1,2,4,8... Packets but,<text:s/>it calculates the total number of data packets needed and sends them all together. For example, if a normal webpage needs 15 packets of data to load, the server will send 1 packet then 2 packets then 4 packets then 8 packets to load the page. But if Google<text:s/>webpage needs 15 packets of data to load, the server sends all the 15 packets of data together and the page loads quickly! Amazing, isn't 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ot </meta:initial-creator>
    <dc:creator>Abhilash Gupta</dc:creator>
    <meta:creation-date>2015-04-15T19:45:00Z</meta:creation-date>
    <dc:date>2015-04-24T11:24:00Z</dc:date>
    <meta:template xlink:href="Normal" xlink:type="simple"/>
    <meta:editing-cycles>4</meta:editing-cycles>
    <meta:editing-duration>PT840S</meta:editing-duration>
    <meta:document-statistic meta:page-count="1" meta:paragraph-count="5" meta:word-count="392" meta:character-count="2625" meta:row-count="18" meta:non-whitespace-character-count="2238"/>
  </office:meta>
</office:document-meta>
</file>